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7e60" officeooo:paragraph-rsid="001c7e60"/>
    </style:style>
    <style:style style:name="P2" style:family="paragraph" style:parent-style-name="Standard">
      <style:text-properties officeooo:rsid="001d7062" officeooo:paragraph-rsid="001d7062"/>
    </style:style>
    <style:style style:name="P3" style:family="paragraph" style:parent-style-name="Standard">
      <style:text-properties officeooo:rsid="001dcb2d" officeooo:paragraph-rsid="001dcb2d"/>
    </style:style>
    <style:style style:name="P4" style:family="paragraph" style:parent-style-name="Standard">
      <style:text-properties officeooo:rsid="0022d9a7" officeooo:paragraph-rsid="0022d9a7"/>
    </style:style>
    <style:style style:name="P5" style:family="paragraph" style:parent-style-name="Standard">
      <style:paragraph-properties fo:text-align="justify" style:justify-single-word="false"/>
      <style:text-properties officeooo:rsid="0022eac7" officeooo:paragraph-rsid="0022eac7"/>
    </style:style>
    <style:style style:name="P6" style:family="paragraph" style:parent-style-name="Standard">
      <style:paragraph-properties fo:text-align="justify" style:justify-single-word="false"/>
      <style:text-properties officeooo:paragraph-rsid="002ccd72"/>
    </style:style>
    <style:style style:name="P7" style:family="paragraph" style:parent-style-name="Standard">
      <style:text-properties officeooo:rsid="0030d14c" officeooo:paragraph-rsid="0030d14c"/>
    </style:style>
    <style:style style:name="P8" style:family="paragraph" style:parent-style-name="Standard">
      <style:text-properties officeooo:rsid="0031b198" officeooo:paragraph-rsid="0032780e"/>
    </style:style>
    <style:style style:name="P9" style:family="paragraph" style:parent-style-name="Standard">
      <style:text-properties officeooo:rsid="003ae719" officeooo:paragraph-rsid="003ae719"/>
    </style:style>
    <style:style style:name="P10" style:family="paragraph" style:parent-style-name="Standard">
      <style:text-properties officeooo:paragraph-rsid="003e21d0"/>
    </style:style>
    <style:style style:name="T1" style:family="text">
      <style:text-properties officeooo:rsid="001eeaf2"/>
    </style:style>
    <style:style style:name="T2" style:family="text">
      <style:text-properties officeooo:rsid="0024c806"/>
    </style:style>
    <style:style style:name="T3" style:family="text">
      <style:text-properties officeooo:rsid="00289fe1"/>
    </style:style>
    <style:style style:name="T4" style:family="text">
      <style:text-properties officeooo:rsid="002afcc3"/>
    </style:style>
    <style:style style:name="T5" style:family="text">
      <style:text-properties officeooo:rsid="002f36a5"/>
    </style:style>
    <style:style style:name="T6" style:family="text">
      <style:text-properties officeooo:rsid="0031b198"/>
    </style:style>
    <style:style style:name="T7" style:family="text">
      <style:text-properties officeooo:rsid="0032780e"/>
    </style:style>
    <style:style style:name="T8" style:family="text">
      <style:text-properties officeooo:rsid="0035b142"/>
    </style:style>
    <style:style style:name="T9" style:family="text">
      <style:text-properties officeooo:rsid="0036449b"/>
    </style:style>
    <style:style style:name="T10" style:family="text">
      <style:text-properties officeooo:rsid="003cdbf7"/>
    </style:style>
    <style:style style:name="T11" style:family="text">
      <style:text-properties fo:font-weight="bold" officeooo:rsid="0032780e" style:font-weight-asian="bold" style:font-weight-complex="bold"/>
    </style:style>
    <style:style style:name="T12" style:family="text">
      <style:text-properties fo:font-weight="normal" officeooo:rsid="0032780e" style:font-weight-asian="normal" style:font-weight-complex="normal"/>
    </style:style>
    <style:style style:name="T13" style:family="text">
      <style:text-properties fo:color="#000000"/>
    </style:style>
    <style:style style:name="T14" style:family="text">
      <style:text-properties fo:color="#000000" fo:font-weight="normal" officeooo:rsid="0032780e" style:font-weight-asian="normal" style:font-weight-complex="normal"/>
    </style:style>
    <style:style style:name="T15" style:family="text">
      <style:text-properties fo:color="#800000" fo:font-weight="normal" officeooo:rsid="0032780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oduction</text:p>
      <text:p text:style-name="P2"/>
      <text:p text:style-name="P5"><text:tab/>This thesis is concerned with the task of evaluating road segments on a abstracted map composed of edges and nodes while making use of the real world data available via Google Street View service and Open Street Map. <text:span text:style-name="T3">We enrich our initial dataset with imagery and neighborhood information.</text:span> <text:span text:style-name="T2">We are using Convolutional Neural Network models trained on a small annotated dataset for evaluation of edges with unknown score values. We explore both our task definition as well as the available methodology. Finally we describe our implementation in detail and explain various experiments testing different settings and their efficiency. The resulting evaluated dataset is then visualized as a map overlay.</text:span></text:p>
      <text:p text:style-name="P2"/>
      <text:p text:style-name="P2">Structure of the thesis</text:p>
      <text:p text:style-name="P2">… jak jiz je</text:p>
      <text:p text:style-name="P1"/>
      <text:p text:style-name="P1">Chapter into texts</text:p>
      <text:p text:style-name="P1"/>
      <text:p text:style-name="P1">ch2 Research</text:p>
      <text:p text:style-name="P1"/>
      <text:p text:style-name="P4">In this chapter we are looking into various approaches taken for our task as well <text:span text:style-name="T4">as </text:span>a brief history overview of the methods we believe are useful for solving our task. Finally we also look at the related works.</text:p>
      <text:p text:style-name="P1"/>
      <text:p text:style-name="P3">ch3 <text:span text:style-name="T1">Task</text:span></text:p>
      <text:p text:style-name="P3"/>
      <text:p text:style-name="P6"><text:span text:style-name="T5">In this chapter we describe what we want to achieve as well as the dataset we have available. We explore the options to enhance this dataset with additional imagery and neighborhood information. We present the details and explanations of important choices we took in the process of acquiring data.</text:span></text:p>
      <text:p text:style-name="P3"/>
      <text:p text:style-name="P3">ch4 <text:span text:style-name="T1">Method OK</text:span></text:p>
      <text:p text:style-name="P3"/>
      <text:p text:style-name="P3">ch5 Implementation</text:p>
      <text:p text:style-name="P3"/>
      <text:p text:style-name="P7">Details of implementation as well as used <text:span text:style-name="T6">frameworks</text:span> and resources are mentioned in this chapter. <text:span text:style-name="T8">We outline the project structure and</text:span> go deeper into the <text:span text:style-name="T6">description of pseudocode samples.</text:span></text:p>
      <text:p text:style-name="P7"/>
      <text:p text:style-name="P10"><text:span text:style-name="T6">We have used the Keras </text:span><text:span text:style-name="T14">~</text:span><text:span text:style-name="T15">\cite</text:span><text:span text:style-name="T14">[chollet2015keras]</text:span><text:span text:style-name="T7"> framework which supports fast model prototyping as well as efficient training and evaluation on custom datasets. We explain how to implement the designed model architectures in \ref[</text:span><text:span text:style-name="T13">ch5_model_imp</text:span><text:span text:style-name="T7">].</text:span></text:p>
      <text:p text:style-name="P8"/>
      <text:p text:style-name="P10"><text:span text:style-name="T8">We present a pipeline of running experiments with customizable settings in \ref[</text:span><text:span text:style-name="T13">ch5_experiment_runner</text:span><text:span text:style-name="T9">].</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8:43:23.375391346</meta:creation-date>
    <dc:date>2017-07-19T19:50:34.403598188</dc:date>
    <meta:editing-duration>PT29M23S</meta:editing-duration>
    <meta:editing-cycles>20</meta:editing-cycles>
    <meta:generator>LibreOffice/5.1.6.2$Linux_X86_64 LibreOffice_project/10m0$Build-2</meta:generator>
    <meta:document-statistic meta:table-count="0" meta:image-count="0" meta:object-count="0" meta:page-count="1" meta:paragraph-count="14" meta:word-count="292" meta:character-count="1859" meta:non-whitespace-character-count="1580"/>
  </office:meta>
</office:document-meta>
</file>